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9699" officeooo:paragraph-rsid="001c969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9699" officeooo:paragraph-rsid="001c96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c9699" officeooo:paragraph-rsid="001c969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19dd8" officeooo:paragraph-rsid="00219dd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25905" officeooo:paragraph-rsid="0029b2e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9699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5905" officeooo:paragraph-rsid="0022590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5905" officeooo:paragraph-rsid="0029b2e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5905" officeooo:paragraph-rsid="002ba5f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a5fa" officeooo:paragraph-rsid="002ba5f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2f55" officeooo:paragraph-rsid="002f2f5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5905" officeooo:paragraph-rsid="0022590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paragraph-rsid="002f2f55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c96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b231c" officeooo:paragraph-rsid="002b231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b231c" officeooo:paragraph-rsid="0022590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59547" officeooo:paragraph-rsid="0022590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6b7a0" officeooo:paragraph-rsid="0022590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9b2ee" officeooo:paragraph-rsid="0022590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ba5fa" officeooo:paragraph-rsid="002ba5f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c4702" officeooo:paragraph-rsid="002ba5f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f2f55" officeooo:paragraph-rsid="002f2f5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37353f" officeooo:paragraph-rsid="0037353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37353f" officeooo:paragraph-rsid="00386ba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37353f" officeooo:paragraph-rsid="0039643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39b204" officeooo:paragraph-rsid="0039b20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25905" officeooo:paragraph-rsid="00219dd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25905" officeooo:paragraph-rsid="0022590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none" fo:font-weight="normal" officeooo:rsid="00219dd8" officeooo:paragraph-rsid="00219dd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219dd8" officeooo:paragraph-rsid="001c969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19dd8" officeooo:paragraph-rsid="00219dd8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25905" officeooo:paragraph-rsid="00225905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25905" officeooo:paragraph-rsid="0029b2e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59547" officeooo:paragraph-rsid="00225905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c4702" officeooo:paragraph-rsid="002ba5fa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f2f55" officeooo:paragraph-rsid="002f2f55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39b204" officeooo:paragraph-rsid="0039b204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3ba5fc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apple-system" fo:font-size="12pt" fo:letter-spacing="normal" fo:font-style="normal" style:text-underline-style="solid" style:text-underline-width="auto" style:text-underline-color="font-color" fo:font-weight="normal" officeooo:rsid="002ba5fa" officeooo:paragraph-rsid="0033ad7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rsid="002ba5fa" officeooo:paragraph-rsid="0033ad7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ba5fa" officeooo:paragraph-rsid="002f2f55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a5fa" officeooo:paragraph-rsid="002ba5f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paragraph-rsid="0037353f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paragraph-rsid="002ba5fa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86ba4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39643b"/>
    </style:style>
    <style:style style:name="T6" style:family="text">
      <style:text-properties style:text-underline-style="solid" style:text-underline-width="auto" style:text-underline-color="font-color" officeooo:rsid="0039643b"/>
    </style:style>
    <style:style style:name="T7" style:family="text">
      <style:text-properties fo:font-variant="normal" fo:text-transform="none" fo:color="#222222" style:font-name="arial" fo:font-size="12pt" fo:letter-spacing="normal"/>
    </style:style>
    <style:style style:name="T8" style:family="text">
      <style:text-properties fo:font-variant="normal" fo:text-transform="none" fo:color="#222222" style:font-name="arial" fo:font-size="12pt" fo:letter-spacing="normal" fo:font-style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bold" officeooo:rsid="00225905" style:font-weight-asian="bold" style:font-weight-complex="bold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bold" officeooo:rsid="0023ff5e" style:font-weight-asian="bold" style:font-weight-complex="bold"/>
    </style:style>
    <style:style style:name="T14" style:family="text">
      <style:text-properties fo:font-variant="normal" fo:text-transform="none" fo:color="#222222" style:font-name="arial" fo:font-size="12pt" fo:letter-spacing="normal" fo:font-style="normal" officeooo:rsid="00219dd8"/>
    </style:style>
    <style:style style:name="T15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officeooo:rsid="00219dd8"/>
    </style:style>
    <style:style style:name="T16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officeooo:rsid="00219dd8" style:font-weight-asian="bold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officeooo:rsid="00225905"/>
    </style:style>
    <style:style style:name="T18" style:family="text">
      <style:text-properties fo:font-variant="normal" fo:text-transform="none" fo:color="#222222" style:font-name="arial" fo:font-size="12pt" fo:letter-spacing="normal" fo:font-style="normal" officeooo:rsid="0023ff5e"/>
    </style:style>
    <style:style style:name="T19" style:family="text">
      <style:text-properties fo:font-variant="normal" fo:text-transform="none" fo:color="#222222" style:font-name="arial" fo:font-size="12pt" fo:letter-spacing="normal" fo:font-style="normal" officeooo:rsid="00259547"/>
    </style:style>
    <style:style style:name="T20" style:family="text">
      <style:text-properties fo:font-variant="normal" fo:text-transform="none" fo:color="#222222" style:font-name="arial" fo:font-size="12pt" fo:letter-spacing="normal" fo:font-style="italic" officeooo:rsid="0023ff5e" style:font-style-asian="italic" style:font-style-complex="italic"/>
    </style:style>
    <style:style style:name="T21" style:family="text">
      <style:text-properties fo:font-variant="normal" fo:text-transform="none" fo:color="#222222" style:font-name="arial" fo:font-size="12pt" fo:letter-spacing="normal" fo:font-style="italic" officeooo:rsid="0026b7a0" style:font-style-asian="italic" style:font-style-complex="italic"/>
    </style:style>
    <style:style style:name="T22" style:family="text">
      <style:text-properties fo:font-variant="normal" fo:text-transform="none" fo:color="#222222" style:font-name="arial" fo:font-size="12pt" fo:letter-spacing="normal" fo:font-style="italic" fo:font-weight="bold" officeooo:rsid="0023ff5e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222222" style:font-name="arial" fo:font-size="12pt" fo:letter-spacing="normal" officeooo:rsid="00259547"/>
    </style:style>
    <style:style style:name="T24" style:family="text">
      <style:text-properties fo:font-variant="normal" fo:text-transform="none" fo:color="#222222" style:font-name="arial" fo:font-size="12pt" fo:letter-spacing="normal" officeooo:rsid="0026b7a0"/>
    </style:style>
    <style:style style:name="T25" style:family="text">
      <style:text-properties fo:font-variant="normal" fo:text-transform="none" fo:color="#222222" style:font-name="arial" fo:font-size="12pt" fo:letter-spacing="normal" fo:font-weight="bold" style:font-weight-asian="bold" style:font-weight-complex="bold"/>
    </style:style>
    <style:style style:name="T26" style:family="text">
      <style:text-properties fo:font-variant="normal" fo:text-transform="none" fo:color="#222222" style:font-name="arial" fo:font-size="12pt" fo:letter-spacing="normal" fo:font-weight="bold" officeooo:rsid="0026b7a0" style:font-weight-asian="bold" style:font-weight-complex="bold"/>
    </style:style>
    <style:style style:name="T27" style:family="text">
      <style:text-properties fo:font-variant="normal" fo:text-transform="none" fo:color="#222222" style:font-name="arial" fo:font-size="12pt" fo:letter-spacing="normal" fo:font-weight="bold" officeooo:rsid="0029b2ee" style:font-weight-asian="bold" style:font-weight-complex="bold"/>
    </style:style>
    <style:style style:name="T28" style:family="text">
      <style:text-properties fo:font-variant="normal" fo:text-transform="none" fo:color="#222222" style:font-name="arial" fo:font-size="12pt" fo:letter-spacing="normal" fo:font-weight="bold" officeooo:rsid="002c4702" style:font-weight-asian="bold" style:font-weight-complex="bold"/>
    </style:style>
    <style:style style:name="T29" style:family="text">
      <style:text-properties fo:font-variant="normal" fo:text-transform="none" fo:color="#222222" style:font-name="arial" fo:font-size="12pt" fo:letter-spacing="normal" fo:font-weight="bold" officeooo:rsid="0037353f" style:font-weight-asian="bold" style:font-weight-complex="bold"/>
    </style:style>
    <style:style style:name="T30" style:family="text">
      <style:text-properties fo:font-variant="normal" fo:text-transform="none" fo:color="#222222" style:font-name="arial" fo:font-size="12pt" fo:letter-spacing="normal" officeooo:rsid="0029b2ee"/>
    </style:style>
    <style:style style:name="T31" style:family="text">
      <style:text-properties fo:font-variant="normal" fo:text-transform="none" fo:color="#222222" style:font-name="arial" fo:font-size="12pt" fo:letter-spacing="normal" style:text-underline-style="none" fo:font-weight="normal" style:font-weight-asian="normal" style:font-weight-complex="normal"/>
    </style:style>
    <style:style style:name="T32" style:family="text">
      <style:text-properties fo:font-variant="normal" fo:text-transform="none" fo:color="#222222" style:font-name="arial" fo:font-size="12pt" fo:letter-spacing="normal" style:text-underline-style="none" fo:font-weight="normal" officeooo:rsid="0026b7a0" style:font-weight-asian="normal" style:font-weight-complex="normal"/>
    </style:style>
    <style:style style:name="T33" style:family="text">
      <style:text-properties fo:font-variant="normal" fo:text-transform="none" fo:color="#222222" style:font-name="arial" fo:font-size="12pt" fo:letter-spacing="normal" style:text-underline-style="none" fo:font-weight="normal" officeooo:rsid="002b231c" style:font-weight-asian="normal" style:font-weight-complex="normal"/>
    </style:style>
    <style:style style:name="T34" style:family="text">
      <style:text-properties fo:font-variant="normal" fo:text-transform="none" fo:color="#222222" style:font-name="arial" fo:font-size="12pt" fo:letter-spacing="normal" style:text-underline-style="none" fo:font-weight="normal" officeooo:rsid="002f2f55" style:font-weight-asian="normal" style:font-weight-complex="normal"/>
    </style:style>
    <style:style style:name="T35" style:family="text">
      <style:text-properties fo:font-variant="normal" fo:text-transform="none" fo:color="#222222" style:font-name="arial" fo:font-size="12pt" fo:letter-spacing="normal" style:text-underline-style="none" fo:font-weight="normal" officeooo:rsid="002b231c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222222" style:font-name="arial" fo:font-size="12pt" fo:letter-spacing="normal" style:text-underline-style="none" fo:font-weight="normal" officeooo:rsid="002f2f55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222222" style:font-name="arial" fo:font-size="12pt" fo:letter-spacing="normal" style:text-underline-style="none" officeooo:rsid="002f2f55"/>
    </style:style>
    <style:style style:name="T38" style:family="text">
      <style:text-properties fo:font-variant="normal" fo:text-transform="none" fo:color="#222222" style:font-name="arial" fo:font-size="12pt" fo:letter-spacing="normal" style:text-underline-style="none" officeooo:rsid="0037353f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222222" style:font-name="arial" fo:font-size="12pt" fo:letter-spacing="normal" officeooo:rsid="002ba5fa"/>
    </style:style>
    <style:style style:name="T40" style:family="text">
      <style:text-properties fo:font-variant="normal" fo:text-transform="none" fo:color="#222222" style:font-name="arial" fo:font-size="12pt" fo:letter-spacing="normal" officeooo:rsid="0023ff5e"/>
    </style:style>
    <style:style style:name="T41" style:family="text">
      <style:text-properties fo:font-variant="normal" fo:text-transform="none" fo:color="#222222" style:font-name="arial" fo:font-size="12pt" fo:letter-spacing="normal" officeooo:rsid="002c4702"/>
    </style:style>
    <style:style style:name="T42" style:family="text">
      <style:text-properties fo:font-variant="normal" fo:text-transform="none" fo:color="#222222" style:font-name="arial" fo:font-size="12pt" fo:letter-spacing="normal" style:text-underline-style="solid" style:text-underline-width="auto" style:text-underline-color="font-color" officeooo:rsid="002c4702"/>
    </style:style>
    <style:style style:name="T43" style:family="text">
      <style:text-properties fo:font-variant="normal" fo:text-transform="none" fo:color="#222222" style:font-name="arial" fo:font-size="12pt" fo:letter-spacing="normal" style:text-underline-style="solid" style:text-underline-width="auto" style:text-underline-color="font-color" fo:font-weight="bold" officeooo:rsid="002c4702" style:font-weight-asian="bold" style:font-weight-complex="bold"/>
    </style:style>
    <style:style style:name="T44" style:family="text">
      <style:text-properties fo:font-variant="normal" fo:text-transform="none" fo:color="#222222" style:font-name="arial" fo:font-size="12pt" fo:letter-spacing="normal" officeooo:rsid="002f2f55"/>
    </style:style>
    <style:style style:name="T45" style:family="text">
      <style:text-properties fo:font-variant="normal" fo:text-transform="none" fo:color="#222222" style:font-name="arial" fo:font-size="12pt" fo:letter-spacing="normal" officeooo:rsid="0037353f"/>
    </style:style>
    <style:style style:name="T46" style:family="text">
      <style:text-properties fo:font-variant="normal" fo:text-transform="none" fo:color="#222222" style:font-name="arial" fo:font-size="10pt" fo:letter-spacing="normal" officeooo:rsid="002c4702" style:font-size-asian="10pt" style:font-size-complex="10pt"/>
    </style:style>
    <style:style style:name="T47" style:family="text">
      <style:text-properties fo:font-variant="normal" fo:text-transform="none" fo:color="#222222" style:text-line-through-style="none" style:text-line-through-type="none" style:font-name="arial" fo:font-size="12pt" fo:letter-spacing="normal" fo:font-style="normal" style:text-underline-style="solid" style:text-underline-width="auto" style:text-underline-color="font-color" fo:font-weight="bold" officeooo:rsid="00219dd8" style:font-weight-asian="bold" style:font-weight-complex="bold"/>
    </style:style>
    <style:style style:name="T48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f854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f2f55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arial" fo:font-size="12pt" fo:letter-spacing="normal" style:text-underline-style="none" fo:font-weight="normal" officeooo:rsid="002f2f55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font-name="apple-system" fo:font-size="11.25pt" fo:letter-spacing="normal" style:text-underline-style="none" officeooo:rsid="002c4702" style:font-style-asian="normal" style:font-style-complex="normal"/>
    </style:style>
    <style:style style:name="T53" style:family="text">
      <style:text-properties fo:font-variant="normal" fo:text-transform="none" fo:color="#000000" style:font-name="apple-system" fo:font-size="11.25pt" fo:letter-spacing="normal" style:text-underline-style="none" officeooo:rsid="0032997f" style:font-style-asian="normal" style:font-style-complex="normal"/>
    </style:style>
    <style:style style:name="T54" style:family="text">
      <style:text-properties fo:font-variant="normal" fo:text-transform="none" fo:color="#000000" style:font-name="apple-system" fo:font-size="11.25pt" fo:letter-spacing="normal" style:text-underline-style="none" fo:font-weight="bold" officeooo:rsid="0032997f" style:font-style-asian="normal" style:font-style-complex="normal"/>
    </style:style>
    <style:style style:name="T55" style:family="text">
      <style:text-properties style:text-underline-style="none" fo:font-weight="normal" officeooo:rsid="001fc9af" style:font-weight-asian="normal" style:font-weight-complex="normal"/>
    </style:style>
    <style:style style:name="T56" style:family="text">
      <style:text-properties style:text-underline-style="none" fo:font-weight="normal" officeooo:rsid="001c9699" style:font-weight-asian="normal" style:font-weight-complex="normal"/>
    </style:style>
    <style:style style:name="T57" style:family="text">
      <style:text-properties style:text-underline-style="none" fo:font-weight="normal" officeooo:rsid="00211d91" style:font-weight-asian="normal" style:font-weight-complex="normal"/>
    </style:style>
    <style:style style:name="T58" style:family="text">
      <style:text-properties style:text-underline-style="none" fo:font-weight="normal" officeooo:rsid="002b231c" style:font-weight-asian="normal" style:font-weight-complex="normal"/>
    </style:style>
    <style:style style:name="T59" style:family="text">
      <style:text-properties style:text-underline-style="none" fo:font-weight="normal" officeooo:rsid="002f2f55" style:font-weight-asian="normal" style:font-weight-complex="normal"/>
    </style:style>
    <style:style style:name="T60" style:family="text">
      <style:text-properties style:text-underline-style="none" fo:font-weight="normal" officeooo:rsid="002c4702" style:font-weight-asian="normal" style:font-weight-complex="normal"/>
    </style:style>
    <style:style style:name="T61" style:family="text">
      <style:text-properties style:text-underline-style="none" fo:font-weight="bold" officeooo:rsid="0032997f" style:font-style-asian="normal" style:font-style-complex="normal"/>
    </style:style>
    <style:style style:name="T62" style:family="text">
      <style:text-properties style:text-underline-style="none" officeooo:rsid="0032997f" style:font-style-asian="normal" style:font-style-complex="normal"/>
    </style:style>
    <style:style style:name="T63" style:family="text">
      <style:text-properties style:text-underline-style="none" officeooo:rsid="002c4702" style:font-style-asian="normal" style:font-style-complex="normal"/>
    </style:style>
    <style:style style:name="T64" style:family="text">
      <style:text-properties style:text-underline-style="none" officeooo:rsid="0032997f"/>
    </style:style>
    <style:style style:name="T65" style:family="text">
      <style:text-properties officeooo:rsid="00211d91"/>
    </style:style>
    <style:style style:name="T66" style:family="text">
      <style:text-properties officeooo:rsid="003272f4"/>
    </style:style>
    <style:style style:name="T67" style:family="text">
      <style:text-properties fo:font-weight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386ba4" style:font-weight-asian="bold" style:font-weight-complex="bold"/>
    </style:style>
    <style:style style:name="T70" style:family="text">
      <style:text-properties fo:font-weight="bold" officeooo:rsid="0039643b" style:font-weight-asian="bold" style:font-weight-complex="bold"/>
    </style:style>
    <style:style style:name="T71" style:family="text">
      <style:text-properties fo:font-weight="bold" officeooo:rsid="00386ba4"/>
    </style:style>
    <style:style style:name="T72" style:family="text">
      <style:text-properties fo:font-weight="bold" officeooo:rsid="0039643b"/>
    </style:style>
    <style:style style:name="T73" style:family="text">
      <style:text-properties style:font-name="arial" style:text-underline-style="none" officeooo:rsid="0032997f"/>
    </style:style>
    <style:style style:name="T74" style:family="text">
      <style:text-properties style:font-name="arial" style:text-underline-style="none" officeooo:rsid="0033ad7e"/>
    </style:style>
    <style:style style:name="T75" style:family="text">
      <style:text-properties style:font-name="arial" fo:font-size="12pt" fo:font-style="normal" fo:font-weight="normal"/>
    </style:style>
    <style:style style:name="T76" style:family="text">
      <style:text-properties style:font-name="arial" fo:font-size="12pt" fo:font-style="normal" style:text-underline-style="none" fo:font-weight="normal" officeooo:rsid="0039b204" style:font-style-asian="normal" style:font-weight-asian="normal" style:font-style-complex="normal" style:font-weight-complex="normal"/>
    </style:style>
    <style:style style:name="T77" style:family="text">
      <style:text-properties style:font-name="arial" fo:font-size="12pt" fo:font-style="normal" style:text-underline-style="none" fo:font-weight="normal" officeooo:rsid="003ba5fc" style:font-style-asian="normal" style:font-weight-asian="normal" style:font-style-complex="normal" style:font-weight-complex="normal"/>
    </style:style>
    <style:style style:name="T78" style:family="text">
      <style:text-properties officeooo:rsid="00386ba4"/>
    </style:style>
    <style:style style:name="T79" style:family="text">
      <style:text-properties officeooo:rsid="0039643b"/>
    </style:style>
    <style:style style:name="T80" style:family="text">
      <style:text-properties officeooo:rsid="003ba5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 and Related Protocols</text:p>
      <text:p text:style-name="P1"/>
      <text:p text:style-name="P3">IP = Internet Protocol</text:p>
      <text:p text:style-name="P6"><text:span text:style-name="T55">T</text:span><text:span text:style-name="T56">opology </text:span><text:span text:style-name="T55">= </text:span><text:span text:style-name="T57">physical/l</text:span><text:span text:style-name="T9">ogical layout of a </text:span><text:span text:style-name="T10">network</text:span></text:p>
      <text:p text:style-name="P14">IETF = Internet Engineering Task Force</text:p>
      <text:p text:style-name="P14">RFC = Request For Comment</text:p>
      <text:p text:style-name="P15">CIDR = Classless Inter-Domain Routing</text:p>
      <text:p text:style-name="P13"><text:span text:style-name="T35">T</text:span><text:span text:style-name="T36">TL = </text:span><text:span text:style-name="T31">Time-to-live</text:span></text:p>
      <text:p text:style-name="P13"><text:span text:style-name="Emphasis"><text:span text:style-name="T50">ICMP</text:span></text:span><text:span text:style-name="Emphasis"><text:span text:style-name="T48"> </text:span></text:span><text:span text:style-name="Emphasis"><text:span text:style-name="T49">= </text:span></text:span><text:span text:style-name="T51">Internet Control Message Protocol</text:span></text:p>
      <text:p text:style-name="P3"/>
      <text:p text:style-name="P2">The Internet:</text:p>
      <text:p text:style-name="P3">- The Internet is a <text:span text:style-name="T1">packet-switched</text:span> network.</text:p>
      <text:p text:style-name="P3">- <text:span text:style-name="T65">Connected by routers.</text:span></text:p>
      <text:p text:style-name="P3">- <text:span text:style-name="T65">Complex</text:span></text:p>
      <text:p text:style-name="P3"><text:span text:style-name="T10">- end-to-end principle </text:span><text:span text:style-name="T8">is a design framework. </text:span><text:span text:style-name="T14">(Routers communicate with eachother)</text:span></text:p>
      <text:p text:style-name="P3"><text:span text:style-name="T14">- Internet is standardized by the </text:span><text:span text:style-name="T47">IETF</text:span><text:span text:style-name="T14">, standards are called </text:span><text:span text:style-name="T16">RFCs</text:span><text:span text:style-name="T15">.</text:span></text:p>
      <text:p text:style-name="P30"/>
      <text:p text:style-name="P31">IP:</text:p>
      <text:p text:style-name="P29">- <text:span text:style-name="T66">IPv4 min header size = 20 bytes</text:span></text:p>
      <text:p text:style-name="P4"><text:span text:style-name="T8">- IP is specified in </text:span><text:span text:style-name="T11">RFC 791</text:span><text:span text:style-name="T8"> (network layer protocol of the Internet)</text:span></text:p>
      <text:p text:style-name="P4"><text:span text:style-name="T8">- IP Packets = </text:span><text:span text:style-name="T11">datagrams</text:span><text:span text:style-name="T8"> -</text:span><text:span text:style-name="T17">&gt; except when there is fragmentation = </text:span><text:span text:style-name="T12">fragments</text:span></text:p>
      <text:p text:style-name="P4"><text:span text:style-name="T17">- End stations = </text:span><text:span text:style-name="T12">hosts</text:span></text:p>
      <text:p text:style-name="P4"><text:span text:style-name="T17">-</text:span><text:span text:style-name="T12"> </text:span><text:span text:style-name="T17">IP Routers = </text:span><text:span text:style-name="T12">routers</text:span></text:p>
      <text:p text:style-name="P27">- IP addresses assigned to network interfaces</text:p>
      <text:p text:style-name="P27"/>
      <text:p text:style-name="P32">IP Service – Best Effort:</text:p>
      <text:p text:style-name="P28">- Basic IP service is datagram delivery</text:p>
      <text:p text:style-name="P28">- This service is:</text:p>
      <text:p text:style-name="P28"><text:tab/>- Connectionless: no connection or shared state is set up before</text:p>
      <text:p text:style-name="P28"><text:tab/> <text:s/>datagram delivery starts</text:p>
      <text:p text:style-name="P28"><text:tab/>- Unacknowledged: IP does not use acknowledgements</text:p>
      <text:p text:style-name="P28"><text:tab/>- Unreliable: on IP level no retransmissions are carried out</text:p>
      <text:p text:style-name="P28"><text:tab/>- Unordered: IP does not guarantee in-sequence delivery</text:p>
      <text:p text:style-name="P28">- This kind of guarantee-nothing service is called best effort’</text:p>
      <text:p text:style-name="P17"/>
      <text:p text:style-name="P34">Routing / Forwarding Tables:</text:p>
      <text:p text:style-name="P17">- IP routers have several network interfaces</text:p>
      <text:p text:style-name="P7"><text:span text:style-name="T23">- </text:span><text:span text:style-name="T24">R</text:span><text:span text:style-name="T23">outer getting a packet </text:span><text:span text:style-name="T24">looks at the </text:span><text:span text:style-name="T26">DestinationAddress</text:span><text:span text:style-name="T24"> field</text:span></text:p>
      <text:p text:style-name="P7"><text:span text:style-name="T24">- Router consults a </text:span><text:span text:style-name="T26">forwarding table</text:span><text:span text:style-name="T24">:</text:span></text:p>
      <text:p text:style-name="P18"><text:tab/>- The forwarding table lists all networks the router knows with their</text:p>
      <text:p text:style-name="P7"><text:span text:style-name="T24"><text:tab/> <text:s/></text:span><text:span text:style-name="T21">&lt;network-id&gt; </text:span><text:span text:style-name="T24">and the output port to send the packet to in order</text:span></text:p>
      <text:p text:style-name="P18"><text:s text:c="8"/>to reach that network</text:p>
      <text:p text:style-name="P18"><text:s text:c="7"/>- The router performs a table lookup for an incoming packet, it</text:p>
      <text:p text:style-name="P18"><text:tab/> <text:s text:c="2"/>searches the forwarding table for a matching network entry</text:p>
      <text:p text:style-name="P18"><text:tab/> - Time required for table lookup depends on the number of networks</text:p>
      <text:p text:style-name="P18"><text:tab/> <text:s text:c="2"/>stored in the table</text:p>
      <text:p text:style-name="P18"/>
      <text:p text:style-name="P33">IP Address Representation:</text:p>
      <text:p text:style-name="P5"><text:span text:style-name="T8">- IP addresses have a width of </text:span><text:span text:style-name="T11">32 bits</text:span></text:p>
      <text:p text:style-name="P5"><text:span text:style-name="T8">- </text:span><text:span text:style-name="T18">Written in </text:span><text:span text:style-name="T13">dotted-decimal</text:span><text:span text:style-name="T18"> notation e.g [ 130.149.49.77 ]</text:span></text:p>
      <text:p text:style-name="P5"><text:span text:style-name="T18">- </text:span><text:span text:style-name="T19">I</text:span><text:span text:style-name="T18">nternal structure: </text:span></text:p>
      <text:p text:style-name="P5"><text:span text:style-name="T18"><text:s text:c="9"/></text:span><text:span text:style-name="T20">&lt;network-id&gt; <text:s text:c="7"/>&lt;host-id&gt;</text:span></text:p>
      <text:p text:style-name="P8"><text:soft-page-break/><text:span text:style-name="T20"><text:s/></text:span><text:span text:style-name="T23">Network </text:span><text:span text:style-name="T24">(Ethernet)</text:span><text:span text:style-name="T23"> <text:s text:c="6"/>host - (unique within its Network)</text:span></text:p>
      <text:p text:style-name="P12"><text:span text:style-name="T24">CIDR – Netmask:</text:span><text:span text:style-name="T32"> </text:span><text:span text:style-name="T33">(Inter-Domain Routing)</text:span></text:p>
      <text:p text:style-name="P16">CIDR = Classless Inter-Domain Routing</text:p>
      <text:p text:style-name="P18">- Introduced 1993, specified in RFCs 1518, 1519</text:p>
      <text:p text:style-name="P18">- Modern routing protocols (OSPF, RIPv2, BGP) use CIDR</text:p>
      <text:p text:style-name="P7"><text:span text:style-name="T24">-</text:span><text:span text:style-name="T30"> Specified by two values:</text:span></text:p>
      <text:p text:style-name="P7"><text:span text:style-name="T30"><text:tab/>- A 32 bit </text:span><text:span text:style-name="T27">network address</text:span></text:p>
      <text:p text:style-name="P7"><text:span text:style-name="T27">- </text:span><text:span text:style-name="T30">A 32 bit network mask (</text:span><text:span text:style-name="T27">netmask</text:span><text:span text:style-name="T30">)</text:span></text:p>
      <text:p text:style-name="P19">- The netmask consists of 32 bits, the leftmost k bits are ones, the remaining 32 − k bits are zeros</text:p>
      <text:p text:style-name="P9"><text:span text:style-name="T30">- </text:span><text:span text:style-name="T39">Netmask is used for specifying</text:span><text:span text:style-name="T30"> which bits belong to </text:span><text:span text:style-name="T22">&lt;network-id&gt;</text:span><text:span text:style-name="T20"> </text:span><text:span text:style-name="T30">and which bits belong to </text:span><text:span text:style-name="T22">&lt;host-id&gt;</text:span></text:p>
      <text:p text:style-name="P10"><text:span text:style-name="T40">e.</text:span><text:span text:style-name="T7">g <text:s/></text:span><text:span text:style-name="T41">(</text:span><text:span text:style-name="T46">11111111 11111111 00000000 00000000</text:span><text:span text:style-name="T41">) </text:span><text:span text:style-name="T25">0xFF00</text:span><text:span text:style-name="T7"> (Netmask) <text:s text:c="2"/></text:span><text:span text:style-name="T25"><text:s/>/16</text:span><text:span text:style-name="T7"> (shorthand)</text:span></text:p>
      <text:p text:style-name="P43"><text:span text:style-name="T38">e.g (if </text:span><text:span text:style-name="T7">IP </text:span><text:span text:style-name="T45">= </text:span><text:span text:style-name="T7">130.149.49.77 </text:span><text:span text:style-name="T45">\24), host part = 77. (since 0.0.0.</text:span><text:span text:style-name="T29">77</text:span><text:span text:style-name="T45"> after mask))</text:span></text:p>
      <text:p text:style-name="P20"/>
      <text:p text:style-name="P10"><text:span text:style-name="T41">- In a network </text:span><text:span text:style-name="T28">a.b.c.d/k</text:span><text:span text:style-name="T41"> there are </text:span><text:span text:style-name="T28">two</text:span><text:span text:style-name="T41"> “</text:span><text:span text:style-name="T42">special host addresses</text:span><text:span text:style-name="T41">”:</text:span></text:p>
      <text:p text:style-name="P21"><text:tab/>- The host address 000..00 (with 32 − k zeros in total) is part of the</text:p>
      <text:p text:style-name="P21"><text:tab/> <text:s/>network id, signifying that we refer to the network as a whole</text:p>
      <text:p text:style-name="P21"><text:tab/>- The host address 111..11 (with 32 − k ones in total) is the broadcast address of this <text:tab/> <text:s/>network</text:p>
      <text:p text:style-name="P21"/>
      <text:p text:style-name="P10"><text:span text:style-name="T43">Example</text:span><text:span text:style-name="T41">: In the network 192.168.40.64 /28 there are 14 addresses available:</text:span></text:p>
      <text:p text:style-name="P10"><text:span text:style-name="T41"><text:tab/>- The netmask leaves </text:span><text:span text:style-name="T42">four bits for the </text:span><text:span text:style-name="T43">host-id</text:span><text:span text:style-name="T41">, i.e. 16 values</text:span></text:p>
      <text:p text:style-name="P10"><text:span text:style-name="T41"><text:tab/>- The value 0000 is part of the </text:span><text:span text:style-name="T28">network-id</text:span></text:p>
      <text:p text:style-name="P10"><text:span text:style-name="T41">- The value 1111 is the </text:span><text:span text:style-name="T28">broadcast address</text:span><text:span text:style-name="T41"> for this network</text:span></text:p>
      <text:p text:style-name="P21"/>
      <text:p text:style-name="P35">Simplified Packet Processing:</text:p>
      <text:p text:style-name="P40"><text:span text:style-name="T58">T</text:span><text:span text:style-name="T59">TL = </text:span><text:span text:style-name="T60">Time-to-live </text:span><text:span text:style-name="T59">( tells a router if a packet has been in transit for to long or not)</text:span></text:p>
      <text:p text:style-name="P39"><text:span text:style-name="T64">(</text:span><text:span text:style-name="T73">limits the lifespan or lifetime of data in a computer</text:span><text:span text:style-name="T74">)</text:span></text:p>
      <text:p text:style-name="P44"><text:span text:style-name="T52">The TLL mechanism of IPv4 prevents routing loops from happening </text:span><text:span text:style-name="T53">= </text:span><text:span text:style-name="T54">False</text:span></text:p>
      <text:p text:style-name="P41"><text:span text:style-name="T34">Forwarding table is maintained by a </text:span><text:span text:style-name="T37">routing daemon</text:span><text:span text:style-name="T34">, i.e. a process executing a routing protocol</text:span></text:p>
      <text:p text:style-name="P22">- Linuix has commands to inspect/modify the forwarding table:</text:p>
      <text:p text:style-name="P22"><text:s/><text:tab/>- netstat</text:p>
      <text:p text:style-name="P22"><text:tab/>- route</text:p>
      <text:p text:style-name="P22"/>
      <text:p text:style-name="P21">- If packet is not destined to this host/router or broadcast address:</text:p>
      <text:p text:style-name="P10"><text:span text:style-name="T41">- </text:span><text:span text:style-name="T44">i</text:span><text:span text:style-name="T41">f packet forwarding is not enabled, the </text:span><text:span text:style-name="T42">packet is dropped</text:span></text:p>
      <text:p text:style-name="P11"><text:span text:style-name="T41">O</text:span><text:span text:style-name="T7">therwise</text:span></text:p>
      <text:p text:style-name="P22">- Check if packet is destined to a directly reachable station (e.g. on a directly attached <text:s text:c="7"/>Ethernet) – if so, deliver packet directly</text:p>
      <text:p text:style-name="P22">- If packet is not destined to directly reachable station, consult forwarding table to</text:p>
      <text:p text:style-name="P22"><text:s text:c="2"/>determine next hop / outgoing interface</text:p>
      <text:p text:style-name="P11"><text:span text:style-name="T7">-</text:span><text:span text:style-name="T25"> Decrement TTL</text:span><text:span text:style-name="T7"> value, drop packet when it reaches zero</text:span></text:p>
      <text:p text:style-name="P22">- Recompute packet header checksum</text:p>
      <text:p text:style-name="P22">- Hand packet over to outgoing interface</text:p>
      <text:p text:style-name="P23"/>
      <text:p text:style-name="P23"/>
      <text:p text:style-name="P23"/>
      <text:p text:style-name="P23"/>
      <text:p text:style-name="P23"/>
      <text:p text:style-name="P23"/>
      <text:p text:style-name="P36"><text:soft-page-break/>Address Resolution Protocol – ARP:</text:p>
      <text:p text:style-name="P23">ARP = Address Resolution Protocol</text:p>
      <text:p text:style-name="P23">- The <text:span text:style-name="T67">Address Resolution Protocol </text:span>(<text:span text:style-name="T67">ARP</text:span>) is a communication <text:span text:style-name="T67">protocol </text:span>used for discovering the <text:span text:style-name="T1">l</text:span><text:span text:style-name="T3">ink layer</text:span><text:span text:style-name="T1"> </text:span><text:span text:style-name="T2">address</text:span>, such as a MAC <text:span text:style-name="T67">address</text:span>, associated with a given internet layer <text:span text:style-name="T67">address</text:span>, typically an IPv4 <text:span text:style-name="T67">address</text:span>.<text:span text:style-name="T68"> </text:span><text:span text:style-name="T69">(Critical for the IP)</text:span></text:p>
      <text:p text:style-name="P23">- ARP is specified in RFC 826</text:p>
      <text:p text:style-name="P23"><text:span text:style-name="T78">- Dynamic:</text:span></text:p>
      <text:p text:style-name="P23"><text:tab/>-Advantage: nodes can be moved or equipped with new MAC adapters without any re-<text:tab/>configuration</text:p>
      <text:p text:style-name="P24"><text:tab/>-Disadvantage: a separate protocol is needed, bringing additional</text:p>
      <text:p text:style-name="P24"><text:tab/>complexity and requiring a little bandwidth</text:p>
      <text:p text:style-name="P26">- Each station maintains an <text:span text:style-name="T68">ARP Cache</text:span>, which stores the</text:p>
      <text:p text:style-name="P26">mappings from IP to MAC addresses that the station currently</text:p>
      <text:p text:style-name="P26">knows about</text:p>
      <text:p text:style-name="P38"><text:span text:style-name="T76">- ARP Cache </text:span><text:span text:style-name="T77">has a </text:span><text:span text:style-name="T75">disadvantage of potentially being used by hackers and cyber attackers.</text:span></text:p>
      <text:p text:style-name="P26">- ARP reply is unicast</text:p>
      <text:p text:style-name="P23"><text:span text:style-name="T71"/></text:p>
      <text:p text:style-name="P24"><text:span text:style-name="T4">N</text:span><text:span text:style-name="T3">etwork topologies:</text:span></text:p>
      <text:p text:style-name="P25"><text:span text:style-name="T78">Two groups, </text:span><text:span text:style-name="T6">S</text:span><text:span text:style-name="T1">tatic</text:span> and <text:span text:style-name="T6">D</text:span><text:span text:style-name="T1">ynamic</text:span>.</text:p>
      <text:p text:style-name="P25"><text:span text:style-name="T70">S</text:span><text:span text:style-name="T68">tatic</text:span><text:span text:style-name="T67"> network</text:span>, links between nodes are unchangeable and cannot be easily reconfigured. </text:p>
      <text:p text:style-name="P25"><text:span text:style-name="T67">Dynamic networks </text:span>provide reconfigurable connections between nodes. The switch box is the basic component of the <text:span text:style-name="T67">dynamic network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06:41.226622529</meta:creation-date>
    <dc:date>2019-10-09T13:58:50.913078327</dc:date>
    <meta:editing-duration>PT2H45M51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100" meta:word-count="848" meta:character-count="5115" meta:non-whitespace-character-count="4272"/>
  </office:meta>
</office:document-meta>
</file>